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Crude Oil Tanker</text:p>
          </table:table-cell>
          <table:table-cell table:style-name="ce3" office:value-type="string" calcext:value-type="string">
            <text:p>Bulk Carrier</text:p>
          </table:table-cell>
          <table:table-cell table:style-name="ce3" office:value-type="string" calcext:value-type="string">
            <text:p>Tug Boat</text:p>
          </table:table-cell>
          <table:table-cell table:style-name="ce3" office:value-type="string" calcext:value-type="string">
            <text:p>Small Cargo Freigh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g knot</text:p>
          </table:table-cell>
          <table:table-cell table:style-name="ce3" office:value-type="float" office:value="10.7" calcext:value-type="float">
            <text:p>10.7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float" office:value="7.8" calcext:value-type="float">
            <text:p>7.8</text:p>
          </table:table-cell>
          <table:table-cell table:style-name="ce4" office:value-type="float" office:value="6.4" calcext:value-type="float">
            <text:p>6.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g km/h</text:p>
          </table:table-cell>
          <table:table-cell table:formula="of:=[.B2]*[.$F$3]" office:value-type="float" office:value="19.8164" calcext:value-type="float">
            <text:p>19.8164</text:p>
          </table:table-cell>
          <table:table-cell table:formula="of:=[.C2]*[.$F$3]" office:value-type="float" office:value="22.224" calcext:value-type="float">
            <text:p>22.224</text:p>
          </table:table-cell>
          <table:table-cell table:formula="of:=[.D2]*[.$F$3]" office:value-type="float" office:value="14.4456" calcext:value-type="float">
            <text:p>14.4456</text:p>
          </table:table-cell>
          <table:table-cell table:formula="of:=[.E2]*[.$F$3]" office:value-type="float" office:value="11.8528" calcext:value-type="float">
            <text:p>11.8528</text:p>
          </table:table-cell>
          <table:table-cell table:style-name="ce3" office:value-type="float" office:value="1.852" calcext:value-type="float">
            <text:p>1.852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wai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3"/>
          <table:table-cell table:formula="of:=[.H7]/[.B3]" office:value-type="float" office:value="2.39801376637533" calcext:value-type="float">
            <text:p>2.39801376637533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 CP</text:p>
          </table:table-cell>
          <table:table-cell table:formula="of:=[.B5]+(([.$H$7]+[.$H$8])/[.B3])" office:value-type="float" office:value="5.85676510365152" calcext:value-type="float">
            <text:p>5.85676510365152</text:p>
          </table:table-cell>
          <table:table-cell table:formula="of:=[.C5]+(([.$H$7]+[.$H$8])/[.C3])" office:value-type="float" office:value="5.23228221742261" calcext:value-type="float">
            <text:p>5.23228221742261</text:p>
          </table:table-cell>
          <table:table-cell table:formula="of:=[.D5]+(([.$H$7]+[.$H$8])/[.D3])" office:value-type="float" office:value="8.05428033449632" calcext:value-type="float">
            <text:p>8.05428033449632</text:p>
          </table:table-cell>
          <table:table-cell table:formula="of:=[.E5]+(([.$H$7]+[.$H$8])/[.E3])" office:value-type="float" office:value="9.82177915766739" calcext:value-type="float">
            <text:p>9.82177915766739</text:p>
          </table:table-cell>
          <table:table-cell/>
          <table:table-cell office:value-type="string" calcext:value-type="string">
            <text:p>To CP</text:p>
          </table:table-cell>
          <table:table-cell office:value-type="float" office:value="47.52" calcext:value-type="float">
            <text:p>47.52</text:p>
          </table:table-cell>
          <table:table-cell/>
        </table:table-row>
        <table:table-row table:style-name="ro2">
          <table:table-cell office:value-type="string" calcext:value-type="string">
            <text:p>toLock</text:p>
          </table:table-cell>
          <table:table-cell table:formula="of:=([.$H$9])/[.B3]" office:value-type="float" office:value="0.105972830584768" calcext:value-type="float">
            <text:p>0.105972830584768</text:p>
          </table:table-cell>
          <table:table-cell table:formula="of:=([.$H$9])/[.C3]" office:value-type="float" office:value="0.0944924406047516" calcext:value-type="float">
            <text:p>0.094492440604752</text:p>
          </table:table-cell>
          <table:table-cell table:formula="of:=([.$H$9])/[.D3]" office:value-type="float" office:value="0.145372985545772" calcext:value-type="float">
            <text:p>0.145372985545772</text:p>
          </table:table-cell>
          <table:table-cell table:formula="of:=([.$H$9])/[.E3]" office:value-type="float" office:value="0.177173326133909" calcext:value-type="float">
            <text:p>0.177173326133909</text:p>
          </table:table-cell>
          <table:table-cell/>
          <table:table-cell office:value-type="string" calcext:value-type="string">
            <text:p>To CP</text:p>
          </table:table-cell>
          <table:table-cell office:value-type="float" office:value="68.54" calcext:value-type="float">
            <text:p>68.54</text:p>
          </table:table-cell>
          <table:table-cell/>
        </table:table-row>
        <table:table-row table:style-name="ro2">
          <table:table-cell office:value-type="string" calcext:value-type="string">
            <text:p>arrival at Lock</text:p>
          </table:table-cell>
          <table:table-cell table:formula="of:=[.B8]+[.B7]" office:value-type="float" office:value="5.96273793423629" calcext:value-type="float">
            <text:p>5.96273793423629</text:p>
          </table:table-cell>
          <table:table-cell table:formula="of:=[.C8]+[.C7]" office:value-type="float" office:value="5.32677465802736" calcext:value-type="float">
            <text:p>5.32677465802736</text:p>
          </table:table-cell>
          <table:table-cell table:formula="of:=[.D8]+[.D7]" office:value-type="float" office:value="8.19965332004209" calcext:value-type="float">
            <text:p>8.19965332004209</text:p>
          </table:table-cell>
          <table:table-cell table:formula="of:=[.E8]+[.E7]" office:value-type="float" office:value="9.9989524838013" calcext:value-type="float">
            <text:p>9.9989524838013</text:p>
          </table:table-cell>
          <table:table-cell/>
          <table:table-cell office:value-type="string" calcext:value-type="string">
            <text:p>To Lock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2">
          <table:table-cell office:value-type="string" calcext:value-type="string">
            <text:p>Wait at lock </text:p>
          </table:table-cell>
          <table:table-cell table:formula="of:=7.566666666-[.B9]" office:value-type="float" office:value="1.60392873176371" calcext:value-type="float">
            <text:p>1.60392873176371</text:p>
          </table:table-cell>
          <table:table-cell table:formula="of:=5.566666666-[.C9]" office:value-type="float" office:value="0.239892007972641" calcext:value-type="float">
            <text:p>0.239892007972641</text:p>
          </table:table-cell>
          <table:table-cell table:formula="of:=9.566666666-[.D9]" office:value-type="float" office:value="1.36701334595791" calcext:value-type="float">
            <text:p>1.36701334595791</text:p>
          </table:table-cell>
          <table:table-cell table:formula="of:=11.566666666-[.E9]" office:value-type="float" office:value="1.5677141821987" calcext:value-type="float">
            <text:p>1.5677141821987</text:p>
          </table:table-cell>
          <table:table-cell/>
          <table:table-cell office:value-type="string" calcext:value-type="string">
            <text:p>To Dock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Washing </text:p>
          </table:table-cell>
          <table:table-cell table:formula="of:=34/60" office:value-type="float" office:value="0.566666666666667" calcext:value-type="float">
            <text:p>0.566666666666667</text:p>
          </table:table-cell>
          <table:table-cell table:formula="of:=34/60" office:value-type="float" office:value="0.566666666666667" calcext:value-type="float">
            <text:p>0.566666666666667</text:p>
          </table:table-cell>
          <table:table-cell table:formula="of:=34/60" office:value-type="float" office:value="0.566666666666667" calcext:value-type="float">
            <text:p>0.566666666666667</text:p>
          </table:table-cell>
          <table:table-cell table:formula="of:=34/60" office:value-type="float" office:value="0.566666666666667" calcext:value-type="float">
            <text:p>0.566666666666667</text:p>
          </table:table-cell>
          <table:table-cell/>
          <table:table-cell office:value-type="string" calcext:value-type="string">
            <text:p>To Dock</text:p>
          </table:table-cell>
          <table:table-cell office:value-type="float" office:value="1.89" calcext:value-type="float">
            <text:p>1.89</text:p>
          </table:table-cell>
          <table:table-cell/>
        </table:table-row>
        <table:table-row table:style-name="ro2">
          <table:table-cell office:value-type="string" calcext:value-type="string">
            <text:p>travel to dock</text:p>
          </table:table-cell>
          <table:table-cell table:formula="of:=([.$H$10]+[.$H$11])/[.B3]" office:value-type="float" office:value="0.135746149653822" calcext:value-type="float">
            <text:p>0.135746149653822</text:p>
          </table:table-cell>
          <table:table-cell table:formula="of:=([.$H$10]+[.$H$11])/[.C3]" office:value-type="float" office:value="0.121040316774658" calcext:value-type="float">
            <text:p>0.121040316774658</text:p>
          </table:table-cell>
          <table:table-cell table:formula="of:=([.$H$10]+[.$H$11])/[.D3]" office:value-type="float" office:value="0.186215871961012" calcext:value-type="float">
            <text:p>0.186215871961012</text:p>
          </table:table-cell>
          <table:table-cell table:formula="of:=([.$H$10]+[.$H$11])/[.E3]" office:value-type="float" office:value="0.226950593952484" calcext:value-type="float">
            <text:p>0.22695059395248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 dock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vel to lock</text:p>
          </table:table-cell>
          <table:table-cell table:formula="of:=[.B12]" office:value-type="float" office:value="0.135746149653822" calcext:value-type="float">
            <text:p>0.135746149653822</text:p>
          </table:table-cell>
          <table:table-cell table:formula="of:=[.C12]" office:value-type="float" office:value="0.121040316774658" calcext:value-type="float">
            <text:p>0.121040316774658</text:p>
          </table:table-cell>
          <table:table-cell table:formula="of:=[.D12]" office:value-type="float" office:value="0.186215871961012" calcext:value-type="float">
            <text:p>0.186215871961012</text:p>
          </table:table-cell>
          <table:table-cell table:formula="of:=[.E12]" office:value-type="float" office:value="0.226950593952484" calcext:value-type="float">
            <text:p>0.22695059395248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rival at Lock</text:p>
          </table:table-cell>
          <table:table-cell table:formula="of:=[.B9]+[.B10]+[.B11]+[.B12]+[.B13]+[.B14]" office:value-type="float" office:value="44.4048256319743" calcext:value-type="float">
            <text:p>44.4048256319743</text:p>
          </table:table-cell>
          <table:table-cell table:formula="of:=[.C9]+[.C10]+[.C11]+[.C12]+[.C13]+[.C14]" office:value-type="float" office:value="42.375413966216" calcext:value-type="float">
            <text:p>42.375413966216</text:p>
          </table:table-cell>
          <table:table-cell table:formula="of:=[.D9]+[.D10]+[.D11]+[.D12]+[.D13]+[.D14]" office:value-type="float" office:value="46.5057650765887" calcext:value-type="float">
            <text:p>46.5057650765887</text:p>
          </table:table-cell>
          <table:table-cell table:formula="of:=[.E9]+[.E10]+[.E11]+[.E12]+[.E13]+[.E14]" office:value-type="float" office:value="48.5872345205716" calcext:value-type="float">
            <text:p>48.58723452057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it at lock </text:p>
          </table:table-cell>
          <table:table-cell table:formula="of:=44.566666666-[.B15]" office:value-type="float" office:value="0.161841034025692" calcext:value-type="float">
            <text:p>0.161841034025692</text:p>
          </table:table-cell>
          <table:table-cell table:formula="of:=42.566666666-[.C15]" office:value-type="float" office:value="0.191252699784016" calcext:value-type="float">
            <text:p>0.191252699784016</text:p>
          </table:table-cell>
          <table:table-cell table:formula="of:=46.566666666-[.D15]" office:value-type="float" office:value="0.0609015894113156" calcext:value-type="float">
            <text:p>0.060901589411316</text:p>
          </table:table-cell>
          <table:table-cell table:formula="of:=50.566666666-[.E15]" office:value-type="float" office:value="1.97943214542838" calcext:value-type="float">
            <text:p>1.979432145428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shing </text:p>
          </table:table-cell>
          <table:table-cell table:formula="of:=[.B11]" office:value-type="float" office:value="0.566666666666667" calcext:value-type="float">
            <text:p>0.566666666666667</text:p>
          </table:table-cell>
          <table:table-cell table:formula="of:=[.C11]" office:value-type="float" office:value="0.566666666666667" calcext:value-type="float">
            <text:p>0.566666666666667</text:p>
          </table:table-cell>
          <table:table-cell table:formula="of:=[.D11]" office:value-type="float" office:value="0.566666666666667" calcext:value-type="float">
            <text:p>0.566666666666667</text:p>
          </table:table-cell>
          <table:table-cell table:formula="of:=[.E11]" office:value-type="float" office:value="0.566666666666667" calcext:value-type="float">
            <text:p>0.5666666666666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 CP</text:p>
          </table:table-cell>
          <table:table-cell table:formula="of:=[.B8]" office:value-type="float" office:value="0.105972830584768" calcext:value-type="float">
            <text:p>0.105972830584768</text:p>
          </table:table-cell>
          <table:table-cell table:formula="of:=[.C8]" office:value-type="float" office:value="0.0944924406047516" calcext:value-type="float">
            <text:p>0.094492440604752</text:p>
          </table:table-cell>
          <table:table-cell table:formula="of:=[.D8]" office:value-type="float" office:value="0.145372985545772" calcext:value-type="float">
            <text:p>0.145372985545772</text:p>
          </table:table-cell>
          <table:table-cell table:formula="of:=[.E8]" office:value-type="float" office:value="0.177173326133909" calcext:value-type="float">
            <text:p>0.177173326133909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travel time</text:p>
          </table:table-cell>
          <table:table-cell table:formula="of:=[.B15]+[.B16]+[.B17]+[.B18]" office:value-type="float" office:value="45.2393061632514" calcext:value-type="float">
            <text:p>45.2393061632514</text:p>
          </table:table-cell>
          <table:table-cell table:formula="of:=[.C15]+[.C16]+[.C17]+[.C18]" office:value-type="float" office:value="43.2278257732714" calcext:value-type="float">
            <text:p>43.2278257732714</text:p>
          </table:table-cell>
          <table:table-cell table:formula="of:=[.D15]+[.D16]+[.D17]+[.D18]" office:value-type="float" office:value="47.2787063182124" calcext:value-type="float">
            <text:p>47.2787063182124</text:p>
          </table:table-cell>
          <table:table-cell table:formula="of:=[.E15]+[.E16]+[.E17]+[.E18]" office:value-type="float" office:value="51.3105066588006" calcext:value-type="float">
            <text:p>51.3105066588006</text:p>
          </table:table-cell>
          <table:table-cell/>
          <table:table-cell table:formula="of:=SUM([.B20:.E20])/4" office:value-type="float" office:value="46.764086228384" calcext:value-type="float">
            <text:p>46.7640862283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 at dock</text:p>
          </table:table-cell>
          <table:table-cell table:formula="of:=[.B20]-[.B7]" office:value-type="float" office:value="39.3825410595999" calcext:value-type="float">
            <text:p>39.3825410595999</text:p>
          </table:table-cell>
          <table:table-cell table:formula="of:=[.C20]-[.C7]" office:value-type="float" office:value="37.9955435558488" calcext:value-type="float">
            <text:p>37.9955435558488</text:p>
          </table:table-cell>
          <table:table-cell table:formula="of:=[.D20]-[.D7]" office:value-type="float" office:value="39.2244259837161" calcext:value-type="float">
            <text:p>39.2244259837161</text:p>
          </table:table-cell>
          <table:table-cell table:formula="of:=[.E20]-[.E7]" office:value-type="float" office:value="41.4887275011332" calcext:value-type="float">
            <text:p>41.4887275011332</text:p>
          </table:table-cell>
          <table:table-cell/>
          <table:table-cell table:formula="of:=SUM([.B21:.E21])/4" office:value-type="float" office:value="39.5228095250745" calcext:value-type="float">
            <text:p>39.52280952507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/00/0000</text:date>, <text:time style:data-style-name="N2" text:time-value="13:04:50.193064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1T05:36:28.375597602</meta:creation-date>
    <dc:date>2022-12-31T14:39:51.915396386</dc:date>
    <meta:editing-duration>PT16M42S</meta:editing-duration>
    <meta:editing-cycles>2</meta:editing-cycles>
    <meta:generator>LibreOffice/6.4.7.2$Linux_X86_64 LibreOffice_project/40$Build-2</meta:generator>
    <meta:document-statistic meta:table-count="1" meta:cell-count="103" meta:object-count="0"/>
  </office:meta>
</office:document-meta>
</file>